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ddd7" officeooo:paragraph-rsid="000cddd7"/>
    </style:style>
    <style:style style:name="P2" style:family="paragraph" style:parent-style-name="Standard">
      <style:text-properties officeooo:rsid="000cddd7" officeooo:paragraph-rsid="001937d7"/>
    </style:style>
    <style:style style:name="P3" style:family="paragraph" style:parent-style-name="Standard">
      <style:text-properties officeooo:rsid="000cddd7" officeooo:paragraph-rsid="001e9245"/>
    </style:style>
    <style:style style:name="P4" style:family="paragraph" style:parent-style-name="Standard">
      <style:text-properties officeooo:rsid="000cddd7" officeooo:paragraph-rsid="0023b758"/>
    </style:style>
    <style:style style:name="P5" style:family="paragraph" style:parent-style-name="Standard">
      <style:text-properties officeooo:rsid="000df0e6" officeooo:paragraph-rsid="000df0e6"/>
    </style:style>
    <style:style style:name="P6" style:family="paragraph" style:parent-style-name="Standard">
      <style:text-properties officeooo:rsid="000df0e6" officeooo:paragraph-rsid="001318a6"/>
    </style:style>
    <style:style style:name="P7" style:family="paragraph" style:parent-style-name="Standard">
      <style:text-properties officeooo:rsid="000e9198" officeooo:paragraph-rsid="000e9198"/>
    </style:style>
    <style:style style:name="P8" style:family="paragraph" style:parent-style-name="Standard">
      <style:text-properties officeooo:rsid="001318a6" officeooo:paragraph-rsid="001318a6"/>
    </style:style>
    <style:style style:name="P9" style:family="paragraph" style:parent-style-name="Standard">
      <style:text-properties officeooo:rsid="00134303" officeooo:paragraph-rsid="00134303"/>
    </style:style>
    <style:style style:name="P10" style:family="paragraph" style:parent-style-name="Standard">
      <style:text-properties officeooo:rsid="00134303" officeooo:paragraph-rsid="00221231"/>
    </style:style>
    <style:style style:name="P11" style:family="paragraph" style:parent-style-name="Standard">
      <style:text-properties officeooo:rsid="0014395a" officeooo:paragraph-rsid="0014395a"/>
    </style:style>
    <style:style style:name="P12" style:family="paragraph" style:parent-style-name="Standard">
      <style:text-properties officeooo:rsid="001a6daf" officeooo:paragraph-rsid="001a6daf"/>
    </style:style>
    <style:style style:name="P13" style:family="paragraph" style:parent-style-name="Standard">
      <style:text-properties officeooo:rsid="001a6daf" officeooo:paragraph-rsid="00221231"/>
    </style:style>
    <style:style style:name="P14" style:family="paragraph" style:parent-style-name="Standard">
      <style:text-properties officeooo:rsid="001ae14c" officeooo:paragraph-rsid="001ae14c"/>
    </style:style>
    <style:style style:name="P15" style:family="paragraph" style:parent-style-name="Standard">
      <style:text-properties officeooo:rsid="001ae14c" officeooo:paragraph-rsid="00221231"/>
    </style:style>
    <style:style style:name="P16" style:family="paragraph" style:parent-style-name="Standard">
      <style:text-properties officeooo:rsid="001bc750" officeooo:paragraph-rsid="001bc750"/>
    </style:style>
    <style:style style:name="P17" style:family="paragraph" style:parent-style-name="Standard">
      <style:text-properties officeooo:rsid="001e9245" officeooo:paragraph-rsid="001e9245"/>
    </style:style>
    <style:style style:name="P18" style:family="paragraph" style:parent-style-name="Standard">
      <style:text-properties officeooo:rsid="00164503" officeooo:paragraph-rsid="00221231"/>
    </style:style>
    <style:style style:name="P19" style:family="paragraph" style:parent-style-name="Standard">
      <style:text-properties officeooo:rsid="0022775e" officeooo:paragraph-rsid="0022775e"/>
    </style:style>
    <style:style style:name="P20" style:family="paragraph" style:parent-style-name="Standard">
      <style:text-properties officeooo:paragraph-rsid="0023b758"/>
    </style:style>
    <style:style style:name="P21" style:family="paragraph" style:parent-style-name="Standard">
      <style:text-properties officeooo:rsid="0024ce02" officeooo:paragraph-rsid="0024ce02"/>
    </style:style>
    <style:style style:name="P22" style:family="paragraph" style:parent-style-name="Standard">
      <style:text-properties officeooo:rsid="0025d705" officeooo:paragraph-rsid="0025d705"/>
    </style:style>
    <style:style style:name="P23" style:family="paragraph" style:parent-style-name="Standard">
      <style:text-properties officeooo:rsid="0028b8c0" officeooo:paragraph-rsid="0028b8c0"/>
    </style:style>
    <style:style style:name="P24" style:family="paragraph" style:parent-style-name="Standard">
      <style:text-properties officeooo:rsid="00296924" officeooo:paragraph-rsid="00296924"/>
    </style:style>
    <style:style style:name="P25" style:family="paragraph" style:parent-style-name="Standard">
      <style:text-properties officeooo:paragraph-rsid="002cd30f"/>
    </style:style>
    <style:style style:name="P26" style:family="paragraph" style:parent-style-name="Standard">
      <style:text-properties officeooo:paragraph-rsid="002df129"/>
    </style:style>
    <style:style style:name="P27" style:family="paragraph" style:parent-style-name="Standard">
      <style:text-properties officeooo:rsid="00296924" officeooo:paragraph-rsid="00296924"/>
    </style:style>
    <style:style style:name="P28" style:family="paragraph" style:parent-style-name="Standard">
      <style:text-properties officeooo:paragraph-rsid="0025d705"/>
    </style:style>
    <style:style style:name="P29" style:family="paragraph" style:parent-style-name="Standard">
      <style:text-properties style:text-underline-style="none" officeooo:rsid="002f4260" officeooo:paragraph-rsid="002f4260"/>
    </style:style>
    <style:style style:name="P30" style:family="paragraph" style:parent-style-name="Standard">
      <style:text-properties officeooo:rsid="000cddd7" officeooo:paragraph-rsid="0030581d"/>
    </style:style>
    <style:style style:name="P31" style:family="paragraph" style:parent-style-name="Standard">
      <style:text-properties officeooo:rsid="0030581d" officeooo:paragraph-rsid="0030581d"/>
    </style:style>
    <style:style style:name="P32" style:family="paragraph" style:parent-style-name="Standard">
      <style:text-properties officeooo:rsid="002c4c33" officeooo:paragraph-rsid="002c4c33"/>
    </style:style>
    <style:style style:name="P33" style:family="paragraph" style:parent-style-name="Standard">
      <style:text-properties officeooo:rsid="00464abc" officeooo:paragraph-rsid="00464abc"/>
    </style:style>
    <style:style style:name="P34" style:family="paragraph" style:parent-style-name="Text_20_body">
      <style:text-properties officeooo:rsid="0031a51e" officeooo:paragraph-rsid="0031a51e"/>
    </style:style>
    <style:style style:name="P35" style:family="paragraph" style:parent-style-name="Text_20_body">
      <style:text-properties officeooo:rsid="0031a51e" officeooo:paragraph-rsid="0034afec"/>
    </style:style>
    <style:style style:name="P36" style:family="paragraph" style:parent-style-name="Text_20_body">
      <style:text-properties officeooo:rsid="0033d1bd" officeooo:paragraph-rsid="0033d1bd"/>
    </style:style>
    <style:style style:name="P37" style:family="paragraph" style:parent-style-name="Text_20_body">
      <style:text-properties officeooo:rsid="0034afec" officeooo:paragraph-rsid="0034afec"/>
    </style:style>
    <style:style style:name="P38" style:family="paragraph" style:parent-style-name="Text_20_body">
      <style:text-properties officeooo:rsid="003684d9" officeooo:paragraph-rsid="003684d9"/>
    </style:style>
    <style:style style:name="P39" style:family="paragraph" style:parent-style-name="Text_20_body">
      <style:text-properties officeooo:rsid="003684d9" officeooo:paragraph-rsid="003eca56"/>
    </style:style>
    <style:style style:name="P40" style:family="paragraph" style:parent-style-name="Text_20_body">
      <style:text-properties officeooo:rsid="003684d9" officeooo:paragraph-rsid="00407b97"/>
    </style:style>
    <style:style style:name="P41" style:family="paragraph" style:parent-style-name="Text_20_body">
      <style:text-properties officeooo:rsid="003684d9" officeooo:paragraph-rsid="0044af9f"/>
    </style:style>
    <style:style style:name="P42" style:family="paragraph" style:parent-style-name="Text_20_body">
      <style:text-properties officeooo:rsid="003684d9" officeooo:paragraph-rsid="00464abc"/>
    </style:style>
    <style:style style:name="P43" style:family="paragraph" style:parent-style-name="Text_20_body">
      <style:text-properties officeooo:rsid="00376dd4" officeooo:paragraph-rsid="00376dd4"/>
    </style:style>
    <style:style style:name="P44" style:family="paragraph" style:parent-style-name="Text_20_body">
      <style:text-properties officeooo:rsid="003d9dbe" officeooo:paragraph-rsid="003d9dbe"/>
    </style:style>
    <style:style style:name="P45" style:family="paragraph" style:parent-style-name="Text_20_body">
      <style:text-properties officeooo:rsid="003f2616" officeooo:paragraph-rsid="003f2616"/>
    </style:style>
    <style:style style:name="P46" style:family="paragraph" style:parent-style-name="Text_20_body">
      <style:text-properties officeooo:rsid="00407b97" officeooo:paragraph-rsid="00407b97"/>
    </style:style>
    <style:style style:name="P47" style:family="paragraph" style:parent-style-name="Text_20_body">
      <style:text-properties officeooo:rsid="00423dfa" officeooo:paragraph-rsid="0044af9f"/>
    </style:style>
    <style:style style:name="P48" style:family="paragraph" style:parent-style-name="Text_20_body">
      <style:text-properties officeooo:rsid="0044af9f" officeooo:paragraph-rsid="0044af9f"/>
    </style:style>
    <style:style style:name="T1" style:family="text">
      <style:text-properties officeooo:rsid="000e9198"/>
    </style:style>
    <style:style style:name="T2" style:family="text">
      <style:text-properties officeooo:rsid="0011634b"/>
    </style:style>
    <style:style style:name="T3" style:family="text">
      <style:text-properties officeooo:rsid="001318a6"/>
    </style:style>
    <style:style style:name="T4" style:family="text">
      <style:text-properties officeooo:rsid="001766c0"/>
    </style:style>
    <style:style style:name="T5" style:family="text">
      <style:text-properties officeooo:rsid="001ae14c"/>
    </style:style>
    <style:style style:name="T6" style:family="text">
      <style:text-properties officeooo:rsid="001bc750"/>
    </style:style>
    <style:style style:name="T7" style:family="text">
      <style:text-properties officeooo:rsid="001cd444"/>
    </style:style>
    <style:style style:name="T8" style:family="text">
      <style:text-properties officeooo:rsid="001e9245"/>
    </style:style>
    <style:style style:name="T9" style:family="text">
      <style:text-properties officeooo:rsid="00221231"/>
    </style:style>
    <style:style style:name="T10" style:family="text">
      <style:text-properties style:text-underline-style="solid" style:text-underline-width="auto" style:text-underline-color="font-color" officeooo:rsid="002a6da9"/>
    </style:style>
    <style:style style:name="T11" style:family="text">
      <style:text-properties officeooo:rsid="0022775e"/>
    </style:style>
    <style:style style:name="T12" style:family="text">
      <style:text-properties style:text-underline-style="none" officeooo:rsid="001ae14c"/>
    </style:style>
    <style:style style:name="T13" style:family="text">
      <style:text-properties officeooo:rsid="0023b758"/>
    </style:style>
    <style:style style:name="T14" style:family="text">
      <style:text-properties officeooo:rsid="00275f5c"/>
    </style:style>
    <style:style style:name="T15" style:family="text">
      <style:text-properties officeooo:rsid="00296924"/>
    </style:style>
    <style:style style:name="T16" style:family="text">
      <style:text-properties officeooo:rsid="002a6da9"/>
    </style:style>
    <style:style style:name="T17" style:family="text">
      <style:text-properties officeooo:rsid="002cbb5e"/>
    </style:style>
    <style:style style:name="T18" style:family="text">
      <style:text-properties officeooo:rsid="002cd30f"/>
    </style:style>
    <style:style style:name="T19" style:family="text">
      <style:text-properties officeooo:rsid="002f4260"/>
    </style:style>
    <style:style style:name="T20" style:family="text">
      <style:text-properties officeooo:rsid="0025d705"/>
    </style:style>
    <style:style style:name="T21" style:family="text">
      <style:text-properties officeooo:rsid="00339ee2"/>
    </style:style>
    <style:style style:name="T22" style:family="text">
      <style:text-properties officeooo:rsid="0033d1bd"/>
    </style:style>
    <style:style style:name="T23" style:family="text">
      <style:text-properties officeooo:rsid="0034afec"/>
    </style:style>
    <style:style style:name="T24" style:family="text">
      <style:text-properties officeooo:rsid="00376dd4"/>
    </style:style>
    <style:style style:name="T25" style:family="text">
      <style:text-properties officeooo:rsid="0038d667"/>
    </style:style>
    <style:style style:name="T26" style:family="text">
      <style:text-properties officeooo:rsid="003eca56"/>
    </style:style>
    <style:style style:name="T27" style:family="text">
      <style:text-properties officeooo:rsid="00407b97"/>
    </style:style>
    <style:style style:name="T28" style:family="text">
      <style:text-properties officeooo:rsid="00423dfa"/>
    </style:style>
    <style:style style:name="T29" style:family="text">
      <style:text-properties officeooo:rsid="004325c2"/>
    </style:style>
    <style:style style:name="T30" style:family="text">
      <style:text-properties officeooo:rsid="004716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 Introducción.</text:p>
      <text:p text:style-name="P1">2. Requisitos.</text:p>
      <text:p text:style-name="P1">3. Instalación de <text:span text:style-name="T8">PHP</text:span>.</text:p>
      <text:p text:style-name="P1">4. Instalación de <text:span text:style-name="T11">MariaDB</text:span>.</text:p>
      <text:p text:style-name="P1">5. Añadir Joomla al sitio web.</text:p>
      <text:p text:style-name="P1">6. Configurara Joomla.</text:p>
      <text:p text:style-name="P1">7.Acceder al <text:span text:style-name="T19">sitio</text:span> para ver la interfaz del usuario.</text:p>
      <text:p text:style-name="P1">8. Acceder a la interfaz de administrador.</text:p>
      <text:p text:style-name="P1">9. Añadir idiomas.</text:p>
      <text:p text:style-name="P1">10. Añadir Extensiones.</text:p>
      <text:p text:style-name="P1">11. Actualizar Joomla a la ultima <text:span text:style-name="T19">versión.</text:span></text:p>
      <text:p text:style-name="P17">13. <text:span text:style-name="T19">Bibliografía</text:span></text:p>
      <text:p text:style-name="P1"/>
      <text:p text:style-name="P1"/>
      <text:h text:style-name="Heading_20_1" text:outline-level="1">1.Introducción.</text:h>
      <text:p text:style-name="P1"/>
      <text:p text:style-name="P1">Vamos a instalar en nuestro sitio virtual <text:s/>Joomla. <text:span text:style-name="T2">Antes vamos a explicar que es.</text:span></text:p>
      <text:p text:style-name="P1"/>
      <text:p text:style-name="P6">Joomla es un <text:span text:style-name="T3">sistema de gestor de contenido</text:span> ( CMS <text:span text:style-name="T1">) es graruti y de código abierto que nos permite desarrollar paginas web dinámicas e interactivas. Nos permite crear, modificar o eliminar contenido de la web de manera sencilla.</text:span></text:p>
      <text:p text:style-name="P5"/>
      <text:p text:style-name="P7">Joomla trae dos interfaces distintas, una para usuario y otra para el administrador.</text:p>
      <text:p text:style-name="P7">En la interfaz del usuario, lo que vamos a ver es lo que queremos que el usuario vea en nuestra pagina web.</text:p>
      <text:p text:style-name="P7">En la interfaz del administrador vamos a tener todo el control del contenido de la pagina, los idiomas disponibles o las extensiones. En esta parte es donde podemos crear, modificar o eliminar contenido de la web.</text:p>
      <text:p text:style-name="P7"/>
      <text:p text:style-name="P8">¿Qué es un sistema de gestión de contenido?</text:p>
      <text:p text:style-name="P8">Es una aplicación, basada en web, que proporciona capacidades para múltiples usuarios con diferentes niveles de permiso para administrar contenido, datos o información de un proyecto de sitio web.</text:p>
      <text:p text:style-name="P8"/>
      <text:h text:style-name="Heading_20_1" text:outline-level="1">2. Requisitos.</text:h>
      <text:p text:style-name="P9"/>
      <text:p text:style-name="P9">Antes de empezar a instalar Joomla, hay un par de prerrequisitos que deben cumplirse para poder instalarlo 3.x con éxito. Estos requisitos son válidos tanto si tiene un alojamiento dedicado como si se trata de un plan de alojamiento compartido, o si está instalando una copia en un equipo local para pruebas o desarrollo. </text:p>
      <text:p text:style-name="P9"/>
      <text:p text:style-name="P10">Para crear nuestro sitio web Joomla, necesitamos un servidor web con PHP y <text:s/><text:span text:style-name="T9">MariaDB (MySQL). También vamos a necesitar un servidor FTP. <text:s/>PHPAdmin</text:span></text:p>
      <text:p text:style-name="P9"/>
      <text:p text:style-name="P11">Ya sabemos como crear un sitio virtual, el dominio y sus respectivos DNS.</text:p>
      <text:p text:style-name="P11"/>
      <text:p text:style-name="P18"><text:soft-page-break/>Para instalar una versión 3.X necesitamos como mínimo la versión 5.3.10 de PHP , 5.1 de <text:span text:style-name="T9">MariaDB</text:span> y 2.0 de Apache. Los requisitos recomendados son 7.1+ de PHP, 5.5.3+ de <text:span text:style-name="T9">MariaDB </text:span><text:s/><text:span text:style-name="T4">y 2.4+ de Apache.</text:span> </text:p>
      <text:p text:style-name="P7"/>
      <text:p text:style-name="P7"/>
      <text:p text:style-name="P7"/>
      <text:h text:style-name="Heading_20_1" text:outline-level="1">3. Instalación de <text:span text:style-name="T8">PHP</text:span>.</text:h>
      <text:p text:style-name="P2"/>
      <text:p text:style-name="P12">Nos conectamos mediante SSH por terminal al servidor, nos pasamos al usuario root, con su -, <text:span text:style-name="T9">después</text:span> de ello <text:span text:style-name="T9">seguimos</text:span> los siguientes pasos:</text:p>
      <text:p text:style-name="P12"/>
      <text:p text:style-name="P12">1º Ejecutamos el comando “apt install php7.3”. <text:span text:style-name="T5">Nos instalara más cosas que son necesaria para luego activar el mod en </text:span><text:span text:style-name="T12">apache</text:span><text:span text:style-name="T5">. Ponemos en la consola “s” para instalarlo.</text:span></text:p>
      <text:p text:style-name="P12"/>
      <text:p text:style-name="P38">FOTOOOOOO!!!!</text:p>
      <text:p text:style-name="P14"/>
      <text:p text:style-name="P32">2º Seguimos <text:span text:style-name="T17">instalando</text:span> <text:span text:style-name="T17">cosas necesaria, ejecutamos el comando siguiente: “sudo apt-get install php-pear php7.3-curl php7.3-dev php7.3-gd php7.3-mbstring php7.3-zip php7.3-mysql php7.3-xml”</text:span></text:p>
      <text:p text:style-name="P32"/>
      <text:p text:style-name="P38">FOTOOOOOO!!!!</text:p>
      <text:p text:style-name="P14"/>
      <text:p text:style-name="P14"><text:span text:style-name="T17">3</text:span>º Ahora vamos a activar en apache el mod de php. El comando a utilizar el “a2enmod php7.3”. <text:span text:style-name="T6">Puede ser que al terminar la instalación este activado.</text:span></text:p>
      <text:p text:style-name="P14"><text:s/></text:p>
      <text:p text:style-name="P14">Ahora vamos a modificar el archivo necesaria para poder ejecutar joomla bien sin problemas.</text:p>
      <text:p text:style-name="P14"/>
      <text:p text:style-name="P16"><text:span text:style-name="T17">4</text:span>º Vamos a modificar el archivo “php.ini” situado en el siguiente directorio “/etc/php/7.3/apache2/php.ini”. Para abrirlo utilizamos nano, como ya hemos utilizado en otras ocasiones.</text:p>
      <text:p text:style-name="P16"/>
      <text:p text:style-name="P16"><text:span text:style-name="T17">5</text:span>ª Lo que vamos <text:span text:style-name="T7">a modificar son los siguientes valores:</text:span></text:p>
      <text:p text:style-name="P16"><text:tab/>- <text:span text:style-name="T7">memory_limit 128M</text:span></text:p>
      <text:p text:style-name="P16"><text:tab/>- <text:span text:style-name="T7">upload_max_filrsize 20M</text:span></text:p>
      <text:p text:style-name="P16"><text:tab/>- <text:span text:style-name="T7">post_max_size 20M</text:span></text:p>
      <text:p text:style-name="P16"><text:tab/>- <text:span text:style-name="T7">max_execution_time 300</text:span></text:p>
      <text:p text:style-name="P16"/>
      <text:h text:style-name="Heading_20_1" text:outline-level="1">4. Instalación de <text:span text:style-name="T11">MariaDB</text:span>.</text:h>
      <text:p text:style-name="P3"/>
      <text:p text:style-name="P13">Nos conectamos mediante SSH por terminal al servidor, nos pasamos al usuario root, con su -, <text:span text:style-name="T9">después</text:span> de ello <text:span text:style-name="T9">seguimos</text:span> los siguientes pasos:</text:p>
      <text:p text:style-name="P13"/>
      <text:p text:style-name="P13">1º Ejecutamos el comando “apt install mariadb-server”. <text:span text:style-name="T5">Ponemos en la consola “s” para instalarlo.</text:span></text:p>
      <text:p text:style-name="P13"/>
      <text:p text:style-name="P38">FOTOOOOOO!!!!</text:p>
      <text:p text:style-name="P15"/>
      <text:p text:style-name="P19"><text:soft-page-break/>2º Ejecutamos en el terminal el comando “mysql” para conectarnos a ello.</text:p>
      <text:p text:style-name="P19"/>
      <text:p text:style-name="P25"><text:span text:style-name="T18">3º Creamos la base de batos, con el comando “</text:span>CREATE DATABASE `<text:span text:style-name="T18">db_joomla</text:span>`;<text:span text:style-name="T18">”.</text:span></text:p>
      <text:p text:style-name="P25"/>
      <text:p text:style-name="P19"><text:span text:style-name="T18">4</text:span>º Vamos crear un usuario para joomla, asi no aseguramos de no utilizar roor y obatener mas seguridad en la base de datos. Utilizaremos el comando “CREATE USER '<text:span text:style-name="T13">joomla</text:span>' IDENTIFIED BY '<text:span text:style-name="T13">joomla</text:span>';” <text:span text:style-name="T13">El parámetro después de by, es la contraseña, ponemos la contraseña que nosotros queramos.</text:span></text:p>
      <text:p text:style-name="P19"/>
      <text:p text:style-name="P20"><text:span text:style-name="T18">5ª Añadimos los siguientes privilegios al usuario, “</text:span>GRANT USAGE ON *.* TO '<text:span text:style-name="T13">joomla</text:span>'@localhost IDENTIFIED BY '<text:span text:style-name="T13">joomla</text:span>';<text:span text:style-name="T13">”.</text:span></text:p>
      <text:p text:style-name="P20"/>
      <text:p text:style-name="P26"><text:span text:style-name="T18">6º Concedemos todos los permisos de la base de datos al usuario, Ejecutamos “</text:span>GRANT ALL privileges ON `mibd`.* TO <text:a xlink:type="simple" xlink:href="mailto:'miusuario'@localhost" text:style-name="Internet_20_link" text:visited-style-name="Visited_20_Internet_20_Link">'miusuario'@localhost</text:a>;<text:span text:style-name="T18">”.</text:span></text:p>
      <text:p text:style-name="P26"/>
      <text:p text:style-name="P20"><text:span text:style-name="T13">5º Aplicamos los cambios, Utilizamos el comando “</text:span>FLUSH PRIVILEGES;<text:span text:style-name="T13">”.</text:span></text:p>
      <text:p text:style-name="P20"/>
      <text:p text:style-name="P20"><text:span text:style-name="T13">6º Verificamos si esta creado el usuarios y los permisos necesarios, con el comando “</text:span>SHOW GRANTS FOR <text:a xlink:type="simple" xlink:href="mailto:'joomla'@localhost" text:style-name="Internet_20_link" text:visited-style-name="Visited_20_Internet_20_Link">'</text:a><text:span text:style-name="T13">joomla</text:span>'@localhost;<text:span text:style-name="T13">”</text:span></text:p>
      <text:p text:style-name="P20"/>
      <text:p text:style-name="P21">7º Para salir de la terminal de la base de datos, utilizamos “exit;”</text:p>
      <text:p text:style-name="P20"/>
      <text:h text:style-name="Heading_20_1" text:outline-level="1">5. Añadir Joomla al sitio web.</text:h>
      <text:p text:style-name="P4"/>
      <text:p text:style-name="P22">Ya tenemos creado el nuevo sitio we<text:span text:style-name="T14">b</text:span>, ahora vamos a descargar <text:span text:style-name="T19">Joomla</text:span>, <text:span text:style-name="T14">extraerlo</text:span> en el sitio para <text:span text:style-name="T14">después</text:span> <text:span text:style-name="T14">configurar lo. Seguimos los siguientes pasos:</text:span></text:p>
      <text:p text:style-name="P22"/>
      <text:p text:style-name="P28"><text:span text:style-name="T20">1º Ejecutamos el comando “wget https://downloads.joomla.org/cms/joomla3/3-9-12/Joomla_3-9-12-Stable-Full_Package.zip”</text:span></text:p>
      <text:p text:style-name="P22"/>
      <text:p text:style-name="P23">2º Ahora tenemos que descomprimir el fichero descargado, para ello utilizamos “unzip Joomla_3-9-1<text:span text:style-name="T15">2</text:span>-Stable-Full_Package.zip”</text:p>
      <text:p text:style-name="P23"/>
      <text:p text:style-name="P24">3º <text:span text:style-name="T16">Ahora cambiamos el usuario a www-data con el chown. El comando seria “chown -R www-data:www-data joomla” en el directorio donde hemos descomprimido joomla</text:span><text:span text:style-name="T10">.</text:span></text:p>
      <text:p text:style-name="P24"><text:span text:style-name="T10"/></text:p>
      <text:p text:style-name="P29">4º Para comprobar que todo funciona bien, nos vamos al cliente, abrimos el navegador y buscamos la dirección web que hayamos creado antes, si nos muestra una opciones de configuración lo tenemos preparado para el siguiente apartado.</text:p>
      <text:p text:style-name="P24"><text:span text:style-name="T10"/></text:p>
      <text:p text:style-name="P24"><text:span text:style-name="T10"/></text:p>
      <text:h text:style-name="Heading_20_1" text:outline-level="1">6. Configurara Joomla.</text:h>
      <text:p text:style-name="P34"/>
      <text:p text:style-name="P34">Tal como hemos mencionado en el punto anterior, al introducir el dominio nos muestra un proceso de instalación/configuración. Vamos a mencionar que es cada apartado, para saber que debemos poner en cada lugar.</text:p>
      <text:p text:style-name="P34"><text:soft-page-break/></text:p>
      <text:p text:style-name="P34">1º En la primera pagina vamos a hacer la configuración principal en este punto tenemos varios apartados:</text:p>
      <text:p text:style-name="P34">1.1º Lo primero en seleccionar es el idioma, en mi caso voy a elegir “Español (España)”.</text:p>
      <text:p text:style-name="P35">1.2º Tenemos que poner el “Nombre del sitio” es el nombre que queremos que aparezca como nombre de la <text:span text:style-name="T21">página</text:span> web. <text:span text:style-name="T21">Lo podemos modificar desde la página de “Configuración global del sitio”.</text:span></text:p>
      <text:p text:style-name="P34">1.3º “<text:span text:style-name="T22">Descripción</text:span>”, <text:span text:style-name="T22">esto es una breve descripción general del sitio, esto se utilizara para los motores de búsqueda. </text:span></text:p>
      <text:p text:style-name="P36">2º Seguimos en la misma pagina, pero ahora en la parte derecha llamada “Detalles de la cuenta de súper usuario”.</text:p>
      <text:p text:style-name="P36">2.1º “El correo electrónico”, esto es el correo electrónico del súper administrador del sitio, también vale para cuando no nos acordemos de la contraseña del mismo.</text:p>
      <text:p text:style-name="P36">2.2<text:span text:style-name="T23">º</text:span> “Nombre de usuario”, asigna el nombre del usuario a la cuenta súper administrador. Joomla usa “admin” por defecto.</text:p>
      <text:p text:style-name="P37">2.3º “Contraseña”, esta contraseña de utiliza para la interfaz de usuario y de administrador. Esta contraseña debe ser una contraseña compleja para que no la puedan obtener otras persona. Se tiene que introducir la misma contraseña en la parte de “Confirmar la contraseña”.</text:p>
      <text:p text:style-name="P37">3º “Sitio fuera de línea”. <text:s/>Sí - esto significa que cuando la instalación se complete, su sitio mostrará el 'mensaje de sitio fuera de línea'. No - esto significa que el sitio estará publicado. Esto se puede modificar desde la “Configuración global del sitio”, en la interfaz de administrador.</text:p>
      <text:p text:style-name="P38">FOTOOOOOO!!!!</text:p>
      <text:p text:style-name="P44">Ahora le damos a siguiente para seguir configurando.</text:p>
      <text:p text:style-name="P38">4º Ahora nos toca realizar la configuración de la base de datos. </text:p>
      <text:p text:style-name="P38">4.1º Lo primero en elegir es el “Tipo de base de datos”. Existen dos posibilidades “MySQLi” o “MySql (PDO)”. <text:span text:style-name="T24">Dejamos seleccionada “MySQLi”.</text:span></text:p>
      <text:p text:style-name="P43">4.2º En la opción de “Hospedaje” lo dejamos tal como viene, si tenemos instalada la base de datos en el mismo servidor que donde vamos a alojar el sitio web, en caso contrario se debería poner la ip de donde esta alojado.</text:p>
      <text:p text:style-name="P43">4.3º En los siguientes campos debemos poner lo creado anteriormente en le paso 4 de esta misma guia. El mi caso, el usuario es “joomla”, la contraseña es “joomla” y la base de datos es “db_joomla”.</text:p>
      <text:p text:style-name="P43">4.4º <text:span text:style-name="T25">El “Prefijo de las tablas” se genera de forma automática. <text:s/>También e puede cambiar, se recomiendo que tenga 4 o 5 caracteres alfanuméricos y debe terminar en guión bajo.</text:span></text:p>
      <text:p text:style-name="P43"><text:soft-page-break/>4.5º “Proceso para base de datos antigua”, este punto es si hemos instalado alguna vez Joomla en el mismo servidor y queremos guardar o borrar los datos. Siempre y cuando el “Prefijo de las tablas” sean las mismas.</text:p>
      <text:p text:style-name="P38">FOTOOOOOO!!!!</text:p>
      <text:p text:style-name="P44">Ahora le damos a siguiente para terminar la configurando.</text:p>
      <text:p text:style-name="P44">5º Lo primer que nos encontramos es la “Instalar los datos de ejemplo” depende como lo queramos <text:span text:style-name="T26">deberíamos elegir algunas opciones. Yo en mi caso lo voy a dejar pode defecto.</text:span></text:p>
      <text:p text:style-name="P39">FOTOOOOOO!!!!</text:p>
      <text:p text:style-name="P45">6º Vamos a ver los apartados “Visión general”. <text:span text:style-name="T27">Estos se divide en 4 secciones. Son las configuraciones que nosotros hemos aplicados.</text:span></text:p>
      <text:p text:style-name="P46">7º “Configuración principal”, <text:span text:style-name="T28">nos da toda la información especifica del sitio web.</text:span></text:p>
      <text:p text:style-name="P40">FOTOOOOOO!!!!</text:p>
      <text:p text:style-name="P46">8º “Configuración de la base de datos”, <text:span text:style-name="T28">contiene la información acerca de la base de datos que usará.</text:span></text:p>
      <text:p text:style-name="P40">FOTOOOOOO!!!!</text:p>
      <text:p text:style-name="P46">9º “Comprobaciones previas”, <text:span text:style-name="T28">estos requisitos deben mostrarse todos en “Si”, en caso contrario nos dará un error.</text:span></text:p>
      <text:p text:style-name="P40">FOTOOOOOO!!!!</text:p>
      <text:p text:style-name="P46">10 “Configuraciones recomendadas” </text:p>
      <text:p text:style-name="P40">FOTOOOOOO!!!!</text:p>
      <text:p text:style-name="P46">11º Si todo esta correcto, le damos a instalar. <text:span text:style-name="T28">Nos tocara esperar un poco hasta que termine la instalación. Nos debería de aparecer en la pantalla un mensaje como que la intalacion ha finalizado correctamente.</text:span></text:p>
      <text:p text:style-name="P47">12º <text:span text:style-name="T29">Ahora deberíamos eliminar la carpeta de “installation” por seguridad. Solo tenemos que darle click a la opción de ‘Eliminar carpeta “installation”’. Si todo ha salido bien, el botón cambia a ‘La carpeta “installation” ha sido eliminada correctamente’, como se vería en la siguiente imagen:</text:span></text:p>
      <text:p text:style-name="P41">FOTOOOOOO!!!!</text:p>
      <text:p text:style-name="P48">13º Ahora en los dos siguientes puntos vamos a echarle un vistazo a la interfaz del usuario y del administrador.</text:p>
      <text:h text:style-name="Heading_20_1" text:outline-level="1">7.Acceder al <text:span text:style-name="T19">sitio</text:span> para ver la interfaz del usuario.</text:h>
      <text:p text:style-name="P31"/>
      <text:p text:style-name="P33">En este punto vamos a acceder la interfaz del usuario. Si no hemos cerrado la página de la instalación podemos acceder dando click al botón que pone “sitio”. También podemos acceder por la dirección web del sitio en el navegador.</text:p>
      <text:p text:style-name="P33"/>
      <text:p text:style-name="P42"><text:soft-page-break/>FOTOOOOOO!!!!</text:p>
      <text:p text:style-name="P31"/>
      <text:h text:style-name="Heading_20_1" text:outline-level="1">8. Acceder a la interfaz de administrador.</text:h>
      <text:p text:style-name="P30"/>
      <text:p text:style-name="P33">En este punto vamos a acceder la interfaz del administrador. Si no hemos cerrado la página de la instalación podemos acceder dando click al botón que pone “Administrador”. También podemos acceder por la dirección web del sitio en el navegador, ademas le añad<text:span text:style-name="T30">iremos después de la dirección “/administrator/”.</text:span></text:p>
      <text:p text:style-name="P33"/>
      <text:p text:style-name="P42">FOTOOOOOO!!!!</text:p>
      <text:p text:style-name="P30"/>
      <text:h text:style-name="Heading_20_1" text:outline-level="1">9. Añadir idiomas.</text:h>
      <text:p text:style-name="P31"/>
      <text:p text:style-name="P31">aaaa</text:p>
      <text:p text:style-name="P31"/>
      <text:h text:style-name="Heading_20_1" text:outline-level="1">10. Añadir Extensiones.</text:h>
      <text:p text:style-name="P30"/>
      <text:p text:style-name="P31">aaaa</text:p>
      <text:p text:style-name="P30"/>
      <text:h text:style-name="Heading_20_1" text:outline-level="1">11. Actualizar Joomla a la ultima <text:span text:style-name="T19">versión.</text:span></text:h>
      <text:p text:style-name="P30"/>
      <text:p text:style-name="P31">Aaa</text:p>
      <text:p text:style-name="P31"/>
      <text:h text:style-name="Heading_20_1" text:outline-level="1">13. <text:span text:style-name="T19">Bibliografía.</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2:58:35.535547378</meta:creation-date>
    <dc:date>2019-10-27T17:30:23.744872287</dc:date>
    <meta:editing-duration>PT2H36M12S</meta:editing-duration>
    <meta:editing-cycles>8</meta:editing-cycles>
    <meta:generator>LibreOffice/6.0.7.3$Linux_X86_64 LibreOffice_project/00m0$Build-3</meta:generator>
    <meta:document-statistic meta:table-count="0" meta:image-count="0" meta:object-count="0" meta:page-count="6" meta:paragraph-count="107" meta:word-count="1610" meta:character-count="10107" meta:non-whitespace-character-count="8587"/>
  </office:meta>
</office:document-meta>
</file>